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GraphicLayoutManager.ExternalGraphicLayoutManager( ExternalGraphic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LayoutManager.getChild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